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, sans-serif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style:font-name="Calibri" fo:font-size="11pt" fo:background-color="#ffffff"/>
    </style:style>
    <style:style style:name="P2" style:family="paragraph" style:parent-style-name="Text_20_body">
      <style:paragraph-properties fo:margin-left="1.27cm" fo:margin-right="0cm" fo:margin-top="0cm" fo:margin-bottom="0cm" fo:text-indent="0cm" style:auto-text-indent="false" fo:padding="0cm" fo:border="none"/>
      <style:text-properties style:font-name="Calibri" fo:font-size="11pt" fo:background-color="#ffffff"/>
    </style:style>
    <style:style style:name="T1" style:family="text">
      <style:text-properties fo:font-variant="normal" fo:text-transform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hat Benny has done: </text:p>
      <text:p text:style-name="Standard"/>
      <text:p text:style-name="P2">1.<text:span text:style-name="T1">       </text:span>Compiled kernel to support detection of USB flash drive of any file system.</text:p>
      <text:p text:style-name="P2">2.<text:span text:style-name="T1">       </text:span>Wrote a program to auto mount USB flash drive when it is being inserted into USB slave port and auto unmount when it is being removed.</text:p>
      <text:p text:style-name="P2">3.<text:span text:style-name="T1">       </text:span>Researched on installing NFS server on target, but was not successful when configuring TCP wrapper, did find a way to communicate between two boards through boa web server.</text:p>
      <text:p text:style-name="P2">4.<text:span text:style-name="T1">       </text:span>Modified madplay source code such that madplay takes its input from a named pipe instead of keyboard.</text:p>
      <text:p text:style-name="P2">5.<text:span text:style-name="T1">       </text:span>Programmed button interface such that pressing button can control madplay operation to pause, forward, back, resume, increase/reduce volume, and quit.</text:p>
      <text:p text:style-name="P2">6.<text:span text:style-name="T1">       </text:span>Wrote a how-to guide ‘How to control madplay through button press’</text:p>
      <text:p text:style-name="P2"/>
      <text:p text:style-name="P1"/>
      <text:p text:style-name="P1">What Cal has done:</text:p>
      <text:p text:style-name="P1"/>
      <text:p text:style-name="P1"/>
      <text:p text:style-name="P1"/>
      <text:p text:style-name="P1">What Thomas has done: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, sans-serif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ny </meta:initial-creator>
    <meta:creation-date>2011-12-03T13:39:12</meta:creation-date>
    <meta:document-statistic meta:table-count="0" meta:image-count="0" meta:object-count="0" meta:page-count="1" meta:paragraph-count="9" meta:word-count="133" meta:character-count="812"/>
    <dc:date>2011-12-03T13:42:28</dc:date>
    <dc:creator>benny </dc:creator>
    <meta:editing-duration>PT3M17S</meta:editing-duration>
    <meta:editing-cycles>1</meta:editing-cycles>
    <meta:generator>LibreOffice/3.3$Linux LibreOffice_project/330m19$Build-401</meta:generator>
  </office:meta>
</office:document-meta>
</file>